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7" style:family="table-cell" style:parent-style-name="Default">
      <style:table-cell-properties fo:background-color="#cccccc"/>
      <style:text-properties fo:color="#2a6099"/>
    </style:style>
    <style:style style:name="ce15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23" style:family="table-cell" style:parent-style-name="Default">
      <style:table-cell-properties fo:background-color="#cccccc"/>
      <style:text-properties fo:color="#ff0000"/>
    </style:style>
    <style:style style:name="ce20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2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1.05pt double #000000" style:border-line-width-bottom="0.34pt 0.34pt 0.34pt" fo:background-color="#cccccc" style:text-align-source="fix" style:repeat-content="false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ackground-color="#cccccc" fo:border-left="none" fo:border-right="1.05pt double #666666" style:border-line-width-right="0.34pt 0.34pt 0.34pt" fo:border-top="none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80"/>
    </style:style>
    <style:style style:name="ce45" style:family="table-cell" style:parent-style-name="Default">
      <style:text-properties fo:color="#800080"/>
    </style:style>
    <style:style style:name="ce46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47" style:family="table-cell" style:parent-style-name="Default">
      <style:table-cell-properties fo:background-color="#cccccc"/>
      <style:text-properties fo:color="#800080"/>
    </style:style>
    <style:style style:name="ce48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54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fo:border="none"/>
      <style:text-properties fo:color="#ff0000"/>
    </style:style>
    <style:style style:name="ce57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58" style:family="table-cell" style:parent-style-name="Default" style:data-style-name="N2">
      <style:table-cell-properties fo:background-color="#cccccc" fo:border="none"/>
      <style:text-properties fo:color="#ff0000"/>
    </style:style>
    <style:style style:name="ce59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107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pt"/>
      <style:text-properties fo:color="#800080" fo:font-weight="bold" style:font-weight-asian="bold" style:font-weight-complex="bold"/>
    </style:style>
    <style:style style:name="ce61" style:family="table-cell" style:parent-style-name="Default" style:data-style-name="N1">
      <style:table-cell-properties fo:border="none"/>
      <style:text-properties fo:color="#800080"/>
    </style:style>
    <style:style style:name="ce62" style:family="table-cell" style:parent-style-name="Default" style:data-style-name="N1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63" style:family="table-cell" style:parent-style-name="Default" style:data-style-name="N1">
      <style:table-cell-properties fo:background-color="#cccccc" fo:border="none"/>
      <style:text-properties fo:color="#800080"/>
    </style:style>
    <style:style style:name="ce64" style:family="table-cell" style:parent-style-name="Default" style:data-style-name="N1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118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800080" fo:font-weight="bold" style:font-weight-asian="bold" style:font-weight-complex="bold"/>
    </style:style>
    <style:style style:name="ce66" style:family="table-cell" style:parent-style-name="Default" style:data-style-name="N2">
      <style:table-cell-properties fo:border="none"/>
      <style:text-properties fo:color="#800080"/>
    </style:style>
    <style:style style:name="ce67" style:family="table-cell" style:parent-style-name="Default" style:data-style-name="N2">
      <style:table-cell-properties fo:border-bottom="none" fo:border-left="none" fo:border-right="0.06pt solid #000000" fo:border-top="none"/>
      <style:text-properties fo:color="#800080"/>
    </style:style>
    <style:style style:name="ce68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800080"/>
    </style:style>
    <style:style style:name="ce6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800080"/>
    </style:style>
    <style:style style:name="ce70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800080"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76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45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56"/>
        <table:table-column table:style-name="co14" table:default-cell-style-name="ce61"/>
        <table:table-column table:style-name="co14" table:default-cell-style-name="ce67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3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7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26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19"/>
          <table:covered-table-cell table:style-name="ce13"/>
          <table:covered-table-cell table:style-name="ce35"/>
          <table:table-cell table:style-name="ce30" office:value-type="string" calcext:value-type="string" table:number-columns-spanned="15" table:number-rows-spanned="1">
            <text:p>UNCOMPRESSED</text:p>
          </table:table-cell>
          <table:covered-table-cell table:style-name="ce51"/>
          <table:covered-table-cell table:style-name="ce13"/>
          <table:covered-table-cell table:style-name="ce19"/>
          <table:covered-table-cell table:style-name="ce72"/>
          <table:covered-table-cell table:style-name="ce13"/>
          <table:covered-table-cell table:style-name="ce79"/>
          <table:covered-table-cell table:style-name="ce19"/>
          <table:covered-table-cell table:style-name="ce94"/>
          <table:covered-table-cell table:style-name="ce107"/>
          <table:covered-table-cell table:style-name="ce118"/>
          <table:covered-table-cell table:style-name="ce13"/>
          <table:covered-table-cell table:style-name="ce79"/>
          <table:covered-table-cell table:style-name="ce19"/>
          <table:covered-table-cell table:style-name="ce127"/>
          <table:table-cell table:style-name="ce7" table:number-columns-repeated="3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# ALL</text:p>
          </table:table-cell>
          <table:table-cell table:style-name="ce7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7" office:value-type="string" calcext:value-type="string">
            <text:p># ACTIVE</text:p>
          </table:table-cell>
          <table:table-cell table:style-name="ce7" office:value-type="string" calcext:value-type="string">
            <text:p># FILTER</text:p>
          </table:table-cell>
          <table:table-cell table:style-name="ce13" office:value-type="string" calcext:value-type="string">
            <text:p># BRANCHES</text:p>
          </table:table-cell>
          <table:table-cell table:style-name="ce19" office:value-type="string" calcext:value-type="string">
            <text:p># FIELDS</text:p>
          </table:table-cell>
          <table:table-cell table:style-name="ce26" office:value-type="string" calcext:value-type="string">
            <text:p># COLUMNS</text:p>
          </table:table-cell>
          <table:table-cell table:style-name="ce13" office:value-type="string" calcext:value-type="string">
            <text:p># BASKETS</text:p>
          </table:table-cell>
          <table:table-cell table:style-name="ce19" office:value-type="string" calcext:value-type="string">
            <text:p># PAGES</text:p>
          </table:table-cell>
          <table:table-cell table:style-name="ce13" office:value-type="string" calcext:value-type="string">
            <text:p># CLUSTERS(TREE)</text:p>
          </table:table-cell>
          <table:table-cell table:style-name="ce35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51" office:value-type="string" calcext:value-type="string">
            <text:p>NTPL-SIZE [kB]</text:p>
          </table:table-cell>
          <table:table-cell table:style-name="ce13" office:value-type="string" calcext:value-type="string">
            <text:p># TREE-READ()</text:p>
          </table:table-cell>
          <table:table-cell table:style-name="ce19" office:value-type="string" calcext:value-type="string">
            <text:p># NTPL-READ()</text:p>
          </table:table-cell>
          <table:table-cell table:style-name="ce72" office:value-type="string" calcext:value-type="string">
            <text:p># MMAP-READ()</text:p>
          </table:table-cell>
          <table:table-cell table:style-name="ce13" office:value-type="string" calcext:value-type="string">
            <text:p>TREE-READ [kB]</text:p>
          </table:table-cell>
          <table:table-cell table:style-name="ce79" office:value-type="string" calcext:value-type="string">
            <text:p>TREE-READ [%]</text:p>
          </table:table-cell>
          <table:table-cell table:style-name="ce19" office:value-type="string" calcext:value-type="string">
            <text:p>NTPL-READ [kB]</text:p>
          </table:table-cell>
          <table:table-cell table:style-name="ce94" office:value-type="string" calcext:value-type="string">
            <text:p>NTPL-READ [%]</text:p>
          </table:table-cell>
          <table:table-cell table:style-name="ce107" office:value-type="string" calcext:value-type="string">
            <text:p>MMAP-READ [kB]</text:p>
          </table:table-cell>
          <table:table-cell table:style-name="ce118" office:value-type="string" calcext:value-type="string">
            <text:p>MMAP-READ [%]</text:p>
          </table:table-cell>
          <table:table-cell table:style-name="ce13" office:value-type="string" calcext:value-type="string">
            <text:p>TREE-UNZIP [kB]</text:p>
          </table:table-cell>
          <table:table-cell table:style-name="ce79" office:value-type="string" calcext:value-type="string">
            <text:p>TREE-UNZIP [%]</text:p>
          </table:table-cell>
          <table:table-cell table:style-name="ce19" office:value-type="string" calcext:value-type="string">
            <text:p>NTPL-UNZIP [kB]</text:p>
          </table:table-cell>
          <table:table-cell table:style-name="ce127" office:value-type="string" calcext:value-type="string">
            <text:p>NTPL-UNZIP [%]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413" calcext:value-type="float">
            <text:p>413</text:p>
          </table:table-cell>
          <table:table-cell office:value-type="float" office:value="134" calcext:value-type="float">
            <text:p>134</text:p>
          </table:table-cell>
          <table:table-cell table:style-name="ce44" office:value-type="string" calcext:value-type="string">
            <text:p>&gt;= 3292</text:p>
          </table:table-cell>
          <table:table-cell office:value-type="float" office:value="1160202" calcext:value-type="float">
            <text:p>1160202</text:p>
          </table:table-cell>
          <table:table-cell table:formula="of:=100*([.S3]/[.N3])" office:value-type="float" office:value="75.4512630683548" calcext:value-type="float">
            <text:p>75.45</text:p>
          </table:table-cell>
          <table:table-cell office:value-type="float" office:value="1336893" calcext:value-type="float">
            <text:p>1336893</text:p>
          </table:table-cell>
          <table:table-cell table:formula="of:=100*([.U3]/[.O3])" office:value-type="float" office:value="86.945491154523" calcext:value-type="float">
            <text:p>86.95</text:p>
          </table:table-cell>
          <table:table-cell office:value-type="float" office:value="1286574" calcext:value-type="float">
            <text:p>1286574</text:p>
          </table:table-cell>
          <table:table-cell table:style-name="ce66" table:formula="of:=100*([.W3]/[.O3])" office:value-type="float" office:value="83.6729703399145" calcext:value-type="float">
            <text:p>83.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2183557" calcext:value-type="float">
            <text:p>12183557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708" calcext:value-type="float">
            <text:p>708</text:p>
          </table:table-cell>
          <table:table-cell office:value-type="float" office:value="635" calcext:value-type="float">
            <text:p>635</text:p>
          </table:table-cell>
          <table:table-cell table:style-name="ce44" office:value-type="string" calcext:value-type="string">
            <text:p>&gt;= 183</text:p>
          </table:table-cell>
          <table:table-cell office:value-type="float" office:value="154509" calcext:value-type="float">
            <text:p>154509</text:p>
          </table:table-cell>
          <table:table-cell table:formula="of:=100*([.S4]/[.N4])" office:value-type="float" office:value="1.26817644469509" calcext:value-type="float">
            <text:p>1.27</text:p>
          </table:table-cell>
          <table:table-cell office:value-type="float" office:value="52814" calcext:value-type="float">
            <text:p>52814</text:p>
          </table:table-cell>
          <table:table-cell table:formula="of:=100*([.U4]/[.O4])" office:value-type="float" office:value="0.632438765500222" calcext:value-type="float">
            <text:p>0.63</text:p>
          </table:table-cell>
          <table:table-cell office:value-type="float" office:value="191583" calcext:value-type="float">
            <text:p>191583</text:p>
          </table:table-cell>
          <table:table-cell table:style-name="ce66" table:formula="of:=100*([.W4]/[.O4])" office:value-type="float" office:value="2.29417419644089" calcext:value-type="float">
            <text:p>2.2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1849" calcext:value-type="float">
            <text:p>31849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5414448" calcext:value-type="float">
            <text:p>5414448</text:p>
          </table:table-cell>
          <table:table-cell office:value-type="float" office:value="3550726" calcext:value-type="float">
            <text:p>3550726</text:p>
          </table:table-cell>
          <table:table-cell office:value-type="float" office:value="1694" calcext:value-type="float">
            <text:p>1694</text:p>
          </table:table-cell>
          <table:table-cell office:value-type="float" office:value="1111" calcext:value-type="float">
            <text:p>1111</text:p>
          </table:table-cell>
          <table:table-cell table:style-name="ce44" office:value-type="string" calcext:value-type="string">
            <text:p>&gt;= 4975</text:p>
          </table:table-cell>
          <table:table-cell office:value-type="float" office:value="376952" calcext:value-type="float">
            <text:p>376952</text:p>
          </table:table-cell>
          <table:table-cell table:formula="of:=100*([.S5]/[.N5])" office:value-type="float" office:value="6.96196546720921" calcext:value-type="float">
            <text:p>6.96</text:p>
          </table:table-cell>
          <table:table-cell office:value-type="float" office:value="410430" calcext:value-type="float">
            <text:p>410430</text:p>
          </table:table-cell>
          <table:table-cell table:formula="of:=100*([.U5]/[.O5])" office:value-type="float" office:value="11.5590445446931" calcext:value-type="float">
            <text:p>11.56</text:p>
          </table:table-cell>
          <table:table-cell office:value-type="float" office:value="956888" calcext:value-type="float">
            <text:p>956888</text:p>
          </table:table-cell>
          <table:table-cell table:style-name="ce66" table:formula="of:=100*([.W5]/[.O5])" office:value-type="float" office:value="26.9490802725978" calcext:value-type="float">
            <text:p>26.95</text:p>
          </table:table-cell>
          <table:table-cell table:number-columns-repeated="4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ZLIB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85583" calcext:value-type="float">
            <text:p>1085583</text:p>
          </table:table-cell>
          <table:table-cell office:value-type="float" office:value="1079704" calcext:value-type="float">
            <text:p>1079704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9965" calcext:value-type="float">
            <text:p>809965</text:p>
          </table:table-cell>
          <table:table-cell table:formula="of:=100*([.S13]/[.N13])" office:value-type="float" office:value="74.6110615217814" calcext:value-type="float">
            <text:p>74.61</text:p>
          </table:table-cell>
          <table:table-cell office:value-type="float" office:value="893635" calcext:value-type="float">
            <text:p>893635</text:p>
          </table:table-cell>
          <table:table-cell table:formula="of:=100*([.U13]/[.O13])" office:value-type="float" office:value="82.7666656787416" calcext:value-type="float">
            <text:p>82.77</text:p>
          </table:table-cell>
          <table:table-cell table:number-columns-repeated="2"/>
          <table:table-cell office:value-type="float" office:value="1147822" calcext:value-type="float">
            <text:p>1147822</text:p>
          </table:table-cell>
          <table:table-cell table:formula="of:=100*([.Y13]/[.N3])" office:value-type="float" office:value="74.646156167327" calcext:value-type="float">
            <text:p>74.65</text:p>
          </table:table-cell>
          <table:table-cell office:value-type="float" office:value="1102937" calcext:value-type="float">
            <text:p>1102937</text:p>
          </table:table-cell>
          <table:table-cell table:formula="of:=100*([.AA13]/[.O3])" office:value-type="float" office:value="71.7300480872412" calcext:value-type="float">
            <text:p>71.7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284111" calcext:value-type="float">
            <text:p>4284111</text:p>
          </table:table-cell>
          <table:table-cell office:value-type="float" office:value="3264845" calcext:value-type="float">
            <text:p>3264845</text:p>
          </table:table-cell>
          <table:table-cell office:value-type="float" office:value="592" calcext:value-type="float">
            <text:p>592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78305" calcext:value-type="float">
            <text:p>78305</text:p>
          </table:table-cell>
          <table:table-cell table:formula="of:=100*([.S14]/[.N14])" office:value-type="float" office:value="1.82780044681382" calcext:value-type="float">
            <text:p>1.83</text:p>
          </table:table-cell>
          <table:table-cell office:value-type="float" office:value="19225" calcext:value-type="float">
            <text:p>19225</text:p>
          </table:table-cell>
          <table:table-cell table:formula="of:=100*([.U14]/[.O14])" office:value-type="float" office:value="0.588848781488861" calcext:value-type="float">
            <text:p>0.59</text:p>
          </table:table-cell>
          <table:table-cell table:number-columns-repeated="2"/>
          <table:table-cell office:value-type="float" office:value="222687" calcext:value-type="float">
            <text:p>222687</text:p>
          </table:table-cell>
          <table:table-cell table:formula="of:=100*([.Y14]/[.N4])" office:value-type="float" office:value="1.82776671870128" calcext:value-type="float">
            <text:p>1.83</text:p>
          </table:table-cell>
          <table:table-cell office:value-type="float" office:value="37034" calcext:value-type="float">
            <text:p>37034</text:p>
          </table:table-cell>
          <table:table-cell table:formula="of:=100*([.AA14]/[.O4])" office:value-type="float" office:value="0.443475920050275" calcext:value-type="float">
            <text:p>0.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48834" calcext:value-type="float">
            <text:p>48834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611625" calcext:value-type="float">
            <text:p>2611625</text:p>
          </table:table-cell>
          <table:table-cell office:value-type="float" office:value="1974032" calcext:value-type="float">
            <text:p>1974032</text:p>
          </table:table-cell>
          <table:table-cell office:value-type="float" office:value="2437" calcext:value-type="float">
            <text:p>2437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283619" calcext:value-type="float">
            <text:p>283619</text:p>
          </table:table-cell>
          <table:table-cell table:formula="of:=100*([.S15]/[.N15])" office:value-type="float" office:value="10.8598669410807" calcext:value-type="float">
            <text:p>10.86</text:p>
          </table:table-cell>
          <table:table-cell office:value-type="float" office:value="204999" calcext:value-type="float">
            <text:p>204999</text:p>
          </table:table-cell>
          <table:table-cell table:formula="of:=100*([.U15]/[.O15])" office:value-type="float" office:value="10.384786062232" calcext:value-type="float">
            <text:p>10.38</text:p>
          </table:table-cell>
          <table:table-cell table:number-columns-repeated="2"/>
          <table:table-cell office:value-type="float" office:value="588122" calcext:value-type="float">
            <text:p>588122</text:p>
          </table:table-cell>
          <table:table-cell table:formula="of:=100*([.Y15]/[.N5])" office:value-type="float" office:value="10.8620860335163" calcext:value-type="float">
            <text:p>10.86</text:p>
          </table:table-cell>
          <table:table-cell office:value-type="float" office:value="294099" calcext:value-type="float">
            <text:p>294099</text:p>
          </table:table-cell>
          <table:table-cell table:formula="of:=100*([.AA15]/[.O5])" office:value-type="float" office:value="8.28278498538046" calcext:value-type="float">
            <text:p>8.28</text:p>
          </table:table-cell>
          <table:table-cell table:number-columns-repeated="36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LZ4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53808" calcext:value-type="float">
            <text:p>1153808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57903" calcext:value-type="float">
            <text:p>857903</text:p>
          </table:table-cell>
          <table:table-cell table:formula="of:=100*([.S23]/[.N23])" office:value-type="float" office:value="74.3540519739853" calcext:value-type="float">
            <text:p>74.35</text:p>
          </table:table-cell>
          <table:table-cell office:value-type="float" office:value="956479" calcext:value-type="float">
            <text:p>956479</text:p>
          </table:table-cell>
          <table:table-cell table:formula="of:=100*([.U23]/[.O23])" office:value-type="float" office:value="82.9982957424801" calcext:value-type="float">
            <text:p>83.00</text:p>
          </table:table-cell>
          <table:table-cell table:number-columns-repeated="2"/>
          <table:table-cell office:value-type="float" office:value="1143941" calcext:value-type="float">
            <text:p>1143941</text:p>
          </table:table-cell>
          <table:table-cell table:formula="of:=100*([.Y23]/[.N3])" office:value-type="float" office:value="74.3937636081276" calcext:value-type="float">
            <text:p>74.39</text:p>
          </table:table-cell>
          <table:table-cell office:value-type="float" office:value="1102937" calcext:value-type="float">
            <text:p>1102937</text:p>
          </table:table-cell>
          <table:table-cell table:formula="of:=100*([.AA23]/[.O3])" office:value-type="float" office:value="71.7300480872412" calcext:value-type="float">
            <text:p>71.7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5502163" calcext:value-type="float">
            <text:p>5502163</text:p>
          </table:table-cell>
          <table:table-cell office:value-type="float" office:value="3993549" calcext:value-type="float">
            <text:p>3993549</text:p>
          </table:table-cell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82850" calcext:value-type="float">
            <text:p>82850</text:p>
          </table:table-cell>
          <table:table-cell table:formula="of:=100*([.S24]/[.N24])" office:value-type="float" office:value="1.50577145751589" calcext:value-type="float">
            <text:p>1.51</text:p>
          </table:table-cell>
          <table:table-cell office:value-type="float" office:value="25728" calcext:value-type="float">
            <text:p>25728</text:p>
          </table:table-cell>
          <table:table-cell table:formula="of:=100*([.U24]/[.O24])" office:value-type="float" office:value="0.644238996441511" calcext:value-type="float">
            <text:p>0.64</text:p>
          </table:table-cell>
          <table:table-cell table:number-columns-repeated="2"/>
          <table:table-cell office:value-type="float" office:value="183386" calcext:value-type="float">
            <text:p>183386</text:p>
          </table:table-cell>
          <table:table-cell table:formula="of:=100*([.Y24]/[.N4])" office:value-type="float" office:value="1.50519261329019" calcext:value-type="float">
            <text:p>1.51</text:p>
          </table:table-cell>
          <table:table-cell office:value-type="float" office:value="31209" calcext:value-type="float">
            <text:p>31209</text:p>
          </table:table-cell>
          <table:table-cell table:formula="of:=100*([.AA24]/[.O4])" office:value-type="float" office:value="0.37372252494597" calcext:value-type="float">
            <text:p>0.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3475" calcext:value-type="float">
            <text:p>23475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3089999" calcext:value-type="float">
            <text:p>3089999</text:p>
          </table:table-cell>
          <table:table-cell office:value-type="float" office:value="2226385" calcext:value-type="float">
            <text:p>2226385</text:p>
          </table:table-cell>
          <table:table-cell office:value-type="float" office:value="1157" calcext:value-type="float">
            <text:p>1157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float" office:value="263441" calcext:value-type="float">
            <text:p>263441</text:p>
          </table:table-cell>
          <table:table-cell table:formula="of:=100*([.S25]/[.N25])" office:value-type="float" office:value="8.52560146459594" calcext:value-type="float">
            <text:p>8.53</text:p>
          </table:table-cell>
          <table:table-cell office:value-type="float" office:value="257461" calcext:value-type="float">
            <text:p>257461</text:p>
          </table:table-cell>
          <table:table-cell table:formula="of:=100*([.U25]/[.O25])" office:value-type="float" office:value="11.5640825823027" calcext:value-type="float">
            <text:p>11.56</text:p>
          </table:table-cell>
          <table:table-cell table:number-columns-repeated="2"/>
          <table:table-cell office:value-type="float" office:value="461526" calcext:value-type="float">
            <text:p>461526</text:p>
          </table:table-cell>
          <table:table-cell table:formula="of:=100*([.Y25]/[.N5])" office:value-type="float" office:value="8.5239714186931" calcext:value-type="float">
            <text:p>8.52</text:p>
          </table:table-cell>
          <table:table-cell office:value-type="float" office:value="254660" calcext:value-type="float">
            <text:p>254660</text:p>
          </table:table-cell>
          <table:table-cell table:formula="of:=100*([.AA25]/[.O5])" office:value-type="float" office:value="7.17205439113015" calcext:value-type="float">
            <text:p>7.17</text:p>
          </table:table-cell>
          <table:table-cell table:number-columns-repeated="3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15"/>
          <table:table-cell table:style-name="ce20"/>
          <table:table-cell table:style-name="ce25"/>
          <table:table-cell table:style-name="ce15"/>
          <table:table-cell table:style-name="ce20"/>
          <table:table-cell table:style-name="ce15"/>
          <table:table-cell table:style-name="ce25"/>
          <table:table-cell table:style-name="ce34" office:value-type="string" calcext:value-type="string" table:number-columns-spanned="15" table:number-rows-spanned="1">
            <text:p>LZMA</text:p>
          </table:table-cell>
          <table:covered-table-cell table:style-name="ce40"/>
          <table:covered-table-cell table:style-name="ce41"/>
          <table:covered-table-cell table:style-name="ce42"/>
          <table:covered-table-cell table:style-name="ce48"/>
          <table:covered-table-cell table:style-name="ce41"/>
          <table:covered-table-cell table:style-name="ce54"/>
          <table:covered-table-cell table:style-name="ce42"/>
          <table:covered-table-cell table:style-name="ce59"/>
          <table:covered-table-cell table:style-name="ce64"/>
          <table:covered-table-cell table:style-name="ce70"/>
          <table:covered-table-cell table:style-name="ce41"/>
          <table:covered-table-cell table:style-name="ce54"/>
          <table:covered-table-cell table:style-name="ce42"/>
          <table:covered-table-cell table:style-name="ce76"/>
          <table:table-cell table:style-name="ce9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89869" calcext:value-type="float">
            <text:p>989869</text:p>
          </table:table-cell>
          <table:table-cell office:value-type="float" office:value="995669" calcext:value-type="float">
            <text:p>995669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29700" calcext:value-type="float">
            <text:p>729700</text:p>
          </table:table-cell>
          <table:table-cell table:formula="of:=100*([.S32]/[.N32])" office:value-type="float" office:value="73.7168251556519" calcext:value-type="float">
            <text:p>73.72</text:p>
          </table:table-cell>
          <table:table-cell office:value-type="float" office:value="816109" calcext:value-type="float">
            <text:p>816109</text:p>
          </table:table-cell>
          <table:table-cell table:formula="of:=100*([.U32]/[.O32])" office:value-type="float" office:value="81.965894288162" calcext:value-type="float">
            <text:p>81.97</text:p>
          </table:table-cell>
          <table:table-cell table:number-columns-repeated="2"/>
          <table:table-cell office:value-type="float" office:value="1133916" calcext:value-type="float">
            <text:p>1133916</text:p>
          </table:table-cell>
          <table:table-cell table:formula="of:=100*([.Y32]/[.N3])" office:value-type="float" office:value="73.7418091103244" calcext:value-type="float">
            <text:p>73.74</text:p>
          </table:table-cell>
          <table:table-cell office:value-type="float" office:value="1102937" calcext:value-type="float">
            <text:p>1102937</text:p>
          </table:table-cell>
          <table:table-cell table:formula="of:=100*([.AA32]/[.O3])" office:value-type="float" office:value="71.7300480872412" calcext:value-type="float">
            <text:p>71.7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2877472" calcext:value-type="float">
            <text:p>2877472</text:p>
          </table:table-cell>
          <table:table-cell office:value-type="float" office:value="2509019" calcext:value-type="float">
            <text:p>2509019</text:p>
          </table:table-cell>
          <table:table-cell office:value-type="float" office:value="524" calcext:value-type="float">
            <text:p>524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58359" calcext:value-type="float">
            <text:p>58359</text:p>
          </table:table-cell>
          <table:table-cell table:formula="of:=100*([.S33]/[.N33])" office:value-type="float" office:value="2.02813441798912" calcext:value-type="float">
            <text:p>2.03</text:p>
          </table:table-cell>
          <table:table-cell office:value-type="float" office:value="15524" calcext:value-type="float">
            <text:p>15524</text:p>
          </table:table-cell>
          <table:table-cell table:formula="of:=100*([.U33]/[.O33])" office:value-type="float" office:value="0.618727877309817" calcext:value-type="float">
            <text:p>0.62</text:p>
          </table:table-cell>
          <table:table-cell table:number-columns-repeated="2"/>
          <table:table-cell office:value-type="float" office:value="246845" calcext:value-type="float">
            <text:p>246845</text:p>
          </table:table-cell>
          <table:table-cell table:formula="of:=100*([.Y33]/[.N4])" office:value-type="float" office:value="2.02605035623012" calcext:value-type="float">
            <text:p>2.03</text:p>
          </table:table-cell>
          <table:table-cell office:value-type="float" office:value="37034" calcext:value-type="float">
            <text:p>37034</text:p>
          </table:table-cell>
          <table:table-cell table:formula="of:=100*([.AA33]/[.O4])" office:value-type="float" office:value="0.443475920050275" calcext:value-type="float">
            <text:p>0.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1709" calcext:value-type="float">
            <text:p>21709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245887" calcext:value-type="float">
            <text:p>2245887</text:p>
          </table:table-cell>
          <table:table-cell office:value-type="float" office:value="1823430" calcext:value-type="float">
            <text:p>1823430</text:p>
          </table:table-cell>
          <table:table-cell office:value-type="float" office:value="933" calcext:value-type="float">
            <text:p>933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float" office:value="157906" calcext:value-type="float">
            <text:p>157906</text:p>
          </table:table-cell>
          <table:table-cell table:formula="of:=100*([.S34]/[.N34])" office:value-type="float" office:value="7.03089692402156" calcext:value-type="float">
            <text:p>7.03</text:p>
          </table:table-cell>
          <table:table-cell office:value-type="float" office:value="172337" calcext:value-type="float">
            <text:p>172337</text:p>
          </table:table-cell>
          <table:table-cell table:formula="of:=100*([.U34]/[.O34])" office:value-type="float" office:value="9.45125395545757" calcext:value-type="float">
            <text:p>9.45</text:p>
          </table:table-cell>
          <table:table-cell table:number-columns-repeated="2"/>
          <table:table-cell office:value-type="float" office:value="380590" calcext:value-type="float">
            <text:p>380590</text:p>
          </table:table-cell>
          <table:table-cell table:formula="of:=100*([.Y34]/[.N5])" office:value-type="float" office:value="7.02915606540131" calcext:value-type="float">
            <text:p>7.03</text:p>
          </table:table-cell>
          <table:table-cell office:value-type="float" office:value="294099" calcext:value-type="float">
            <text:p>294099</text:p>
          </table:table-cell>
          <table:table-cell table:formula="of:=100*([.AA34]/[.O5])" office:value-type="float" office:value="8.28278498538046" calcext:value-type="float">
            <text:p>8.28</text:p>
          </table:table-cell>
          <table:table-cell table:number-columns-repeated="3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ZSTD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38217" calcext:value-type="float">
            <text:p>1038217</text:p>
          </table:table-cell>
          <table:table-cell office:value-type="float" office:value="1029620" calcext:value-type="float">
            <text:p>1029620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68091" calcext:value-type="float">
            <text:p>768091</text:p>
          </table:table-cell>
          <table:table-cell table:formula="of:=100*([.S41]/[.N41])" office:value-type="float" office:value="73.9817398482206" calcext:value-type="float">
            <text:p>73.98</text:p>
          </table:table-cell>
          <table:table-cell office:value-type="float" office:value="845660" calcext:value-type="float">
            <text:p>845660</text:p>
          </table:table-cell>
          <table:table-cell table:formula="of:=100*([.U41]/[.O41])" office:value-type="float" office:value="82.1332141955284" calcext:value-type="float">
            <text:p>82.13</text:p>
          </table:table-cell>
          <table:table-cell table:number-columns-repeated="2"/>
          <table:table-cell office:value-type="float" office:value="1138043" calcext:value-type="float">
            <text:p>1138043</text:p>
          </table:table-cell>
          <table:table-cell table:formula="of:=100*([.Y41]/[.N3])" office:value-type="float" office:value="74.0101997549562" calcext:value-type="float">
            <text:p>74.01</text:p>
          </table:table-cell>
          <table:table-cell office:value-type="float" office:value="1102937" calcext:value-type="float">
            <text:p>1102937</text:p>
          </table:table-cell>
          <table:table-cell table:formula="of:=100*([.AA41]/[.O3])" office:value-type="float" office:value="71.7300480872412" calcext:value-type="float">
            <text:p>71.7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3999169" calcext:value-type="float">
            <text:p>3999169</text:p>
          </table:table-cell>
          <table:table-cell office:value-type="float" office:value="2969541" calcext:value-type="float">
            <text:p>2969541</text:p>
          </table:table-cell>
          <table:table-cell office:value-type="float" office:value="591" calcext:value-type="float">
            <text:p>591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80072" calcext:value-type="float">
            <text:p>80072</text:p>
          </table:table-cell>
          <table:table-cell table:formula="of:=100*([.S42]/[.N42])" office:value-type="float" office:value="2.00221596036577" calcext:value-type="float">
            <text:p>2.00</text:p>
          </table:table-cell>
          <table:table-cell office:value-type="float" office:value="18895" calcext:value-type="float">
            <text:p>18895</text:p>
          </table:table-cell>
          <table:table-cell table:formula="of:=100*([.U42]/[.O42])" office:value-type="float" office:value="0.636293622482397" calcext:value-type="float">
            <text:p>0.64</text:p>
          </table:table-cell>
          <table:table-cell table:number-columns-repeated="2"/>
          <table:table-cell office:value-type="float" office:value="243732" calcext:value-type="float">
            <text:p>243732</text:p>
          </table:table-cell>
          <table:table-cell table:formula="of:=100*([.Y42]/[.N4])" office:value-type="float" office:value="2.00049952571322" calcext:value-type="float">
            <text:p>2.00</text:p>
          </table:table-cell>
          <table:table-cell office:value-type="float" office:value="37034" calcext:value-type="float">
            <text:p>37034</text:p>
          </table:table-cell>
          <table:table-cell table:formula="of:=100*([.AA42]/[.O4])" office:value-type="float" office:value="0.443475920050275" calcext:value-type="float">
            <text:p>0.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2168" calcext:value-type="float">
            <text:p>22168</text:p>
          </table:table-cell>
          <table:table-cell office:value-type="float" office:value="90965" calcext:value-type="float">
            <text:p>90965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590792" calcext:value-type="float">
            <text:p>2590792</text:p>
          </table:table-cell>
          <table:table-cell office:value-type="float" office:value="1916341" calcext:value-type="float">
            <text:p>1916341</text:p>
          </table:table-cell>
          <table:table-cell office:value-type="float" office:value="996" calcext:value-type="float">
            <text:p>996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210529" calcext:value-type="float">
            <text:p>210529</text:p>
          </table:table-cell>
          <table:table-cell table:formula="of:=100*([.S43]/[.N43])" office:value-type="float" office:value="8.12604794209647" calcext:value-type="float">
            <text:p>8.13</text:p>
          </table:table-cell>
          <table:table-cell office:value-type="float" office:value="203348" calcext:value-type="float">
            <text:p>203348</text:p>
          </table:table-cell>
          <table:table-cell table:formula="of:=100*([.U43]/[.O43])" office:value-type="float" office:value="10.6112638617031" calcext:value-type="float">
            <text:p>10.61</text:p>
          </table:table-cell>
          <table:table-cell table:number-columns-repeated="2"/>
          <table:table-cell office:value-type="float" office:value="439881" calcext:value-type="float">
            <text:p>439881</text:p>
          </table:table-cell>
          <table:table-cell table:formula="of:=100*([.Y43]/[.N5])" office:value-type="float" office:value="8.12420767546387" calcext:value-type="float">
            <text:p>8.12</text:p>
          </table:table-cell>
          <table:table-cell office:value-type="float" office:value="294099" calcext:value-type="float">
            <text:p>294099</text:p>
          </table:table-cell>
          <table:table-cell table:formula="of:=100*([.AA43]/[.O5])" office:value-type="float" office:value="8.28278498538046" calcext:value-type="float">
            <text:p>8.28</text:p>
          </table:table-cell>
          <table:table-cell table:number-columns-repeated="36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1:30:17.787728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19T11:39:44.729673774</dc:date>
    <meta:editing-duration>P2DT16H40M1S</meta:editing-duration>
    <meta:editing-cycles>31</meta:editing-cycles>
    <meta:document-statistic meta:table-count="1" meta:cell-count="312" meta:object-count="0"/>
  </office:meta>
</office:document-meta>
</file>